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4adb30"/>
    </style:style>
    <style:style style:name="P44" style:family="paragraph" style:parent-style-name="Standard">
      <style:text-properties officeooo:rsid="0dde9a1c" officeooo:paragraph-rsid="0f5bbe3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7" style:family="paragraph" style:parent-style-name="Standard">
      <style:text-properties officeooo:paragraph-rsid="0f3ae219"/>
    </style:style>
    <style:style style:name="P48" style:family="paragraph" style:parent-style-name="Standard">
      <style:text-properties officeooo:paragraph-rsid="0f3d081d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officeooo:paragraph-rsid="0f4adb30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6ac771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daa4aef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Footnote">
      <style:text-properties officeooo:paragraph-rsid="0f9ff6ff"/>
    </style:style>
    <style:style style:name="P63" style:family="paragraph" style:parent-style-name="Standard">
      <style:text-properties officeooo:paragraph-rsid="0faa7fc1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c6bee0"/>
    </style:style>
    <style:style style:name="P68" style:family="paragraph" style:parent-style-name="Standard">
      <style:text-properties officeooo:paragraph-rsid="0fd6edde"/>
    </style:style>
    <style:style style:name="P69" style:family="paragraph" style:parent-style-name="Footnote">
      <style:text-properties officeooo:paragraph-rsid="0fe5d76c"/>
    </style:style>
    <style:style style:name="P70" style:family="paragraph" style:parent-style-name="Footnote">
      <style:text-properties officeooo:paragraph-rsid="0fec2fd1"/>
    </style:style>
    <style:style style:name="P71" style:family="paragraph" style:parent-style-name="Footnote">
      <style:text-properties officeooo:paragraph-rsid="0fed6741" fo:background-color="transparent"/>
    </style:style>
    <style:style style:name="P72" style:family="paragraph" style:parent-style-name="Standard">
      <style:text-properties officeooo:paragraph-rsid="0feebff8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language="en" fo:country="GB"/>
    </style:style>
    <style:style style:name="T20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officeooo:rsid="0f28d107"/>
    </style:style>
    <style:style style:name="T211" style:family="text">
      <style:text-properties fo:language="en" fo:country="GB" officeooo:rsid="0fed6741"/>
    </style:style>
    <style:style style:name="T212" style:family="text">
      <style:text-properties fo:language="en" fo:country="GB" officeooo:rsid="0ff024dc"/>
    </style:style>
    <style:style style:name="T213" style:family="text">
      <style:text-properties officeooo:rsid="0fad59bb"/>
    </style:style>
    <style:style style:name="T21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3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62"><text:span text:style-name="T123">LTS stands for Long-Term Support, and this April </text:span><text:span text:style-name="Strong_20_Emphasis"><text:span text:style-name="T67"><text:user-field-get style:data-style-name="N0" text:name="Releaseyear">2022</text:user-field-get></text:span></text:span><text:span text:style-name="T125"><text:s/></text:span><text:span text:style-name="Strong_20_Emphasis"><text:span text:style-name="T128"><text:user-field-get text:name="Distro">Ubuntu</text:user-field-get></text:span></text:span><text:span text:style-name="T124"><text:s/></text:span><text:span text:style-name="T129"><text:user-field-get text:name="Version">22.04</text:user-field-get></text:span><text:span text:style-name="T129"><text:s/></text:span><text:span text:style-name="T131">LTS</text:span><text:span text:style-name="T129"> </text:span><text:span text:style-name="Strong_20_Emphasis"><text:span text:style-name="T130"><text:user-field-get text:name="Edition">Server</text:user-field-get></text:span></text:span><text:span text:style-name="T123"><text:s/>(codenamed </text:span><text:span text:style-name="T127">j</text:span><text:span text:style-name="T123">ammy) will be </text:span><text:span text:style-name="T126">supported</text:span><text:span text:style-name="T123"> for five years until April 2027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09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6"><text:span text:style-name="Definition"><text:span text:style-name="T209">user</text:span></text:span><text:span text:style-name="T160"><text:tab/><text:tab/></text:span><text:span text:style-name="T170"> <text:tab/><text:tab/><text:tab/> </text:span><text:span text:style-name="T161"><draw:control text:anchor-type="as-char" svg:y="-0.4cm" draw:z-index="14" draw:name="Gebruiker 1" draw:style-name="gr1" draw:text-style-name="P78" svg:width="6.4cm" svg:height="0.6cm" draw:control="control15"><svg:title>Gebruiker</svg:title><svg:desc>Volledige naam, bijv. Jan Stek</svg:desc></draw:control></text:span><text:span text:style-name="T161"><text:s text:c="2"/></text:span><text:span text:style-name="T162">[</text:span><text:span text:style-name="T168">F</text:span><text:span text:style-name="T163">ull </text:span><text:span text:style-name="T171">na</text:span><text:span text:style-name="T173">me,</text:span><text:span text:style-name="T171"> </text:span><text:span text:style-name="T173">e.g.</text:span><text:span text:style-name="T171"> </text:span><text:span text:style-name="T172">J</text:span><text:span text:style-name="T177">a</text:span><text:span text:style-name="T172">n </text:span><text:span text:style-name="T177">Jansen</text:span><text:span text:style-name="T178">]</text:span></text:p>
      <text:p text:style-name="P72"><text:span text:style-name="Definition"><text:span text:style-name="T176">USER</text:span></text:span><text:span text:style-name="Definition"><text:span text:style-name="T208">na</text:span></text:span><text:span text:style-name="Definition"><text:span text:style-name="T210">me</text:span></text:span><text:span text:style-name="T175"><text:tab/><text:tab/><text:tab/> </text:span><text:span text:style-name="T175"><draw:control text:anchor-type="as-char" svg:y="-0.4cm" draw:z-index="15" draw:name="Gberuikersnaam 2" draw:style-name="gr1" draw:text-style-name="P78" svg:width="6.4cm" svg:height="0.6cm" draw:control="control16"><svg:title>Gebruikersnaam</svg:title><svg:desc>Korte naam, bijv. jan</svg:desc></draw:control></text:span><text:span text:style-name="T175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5">a</text:span><text:span text:style-name="T104">n</text:span><text:span text:style-name="T106">]</text:span></text:p>
      <text:p text:style-name="P6"><text:span text:style-name="Definition"><text:span text:style-name="T212">serv</text:span></text:span><text:span text:style-name="Definition"><text:span text:style-name="T208">ERNA</text:span></text:span><text:span text:style-name="Definition"><text:span text:style-name="T210">me</text:span></text:span><text:span text:style-name="T179"><text:tab/> <text:tab/> </text:span><draw:control text:anchor-type="as-char" svg:y="-0.4cm" draw:z-index="16" draw:name="Computernaam 1" draw:style-name="gr1" draw:text-style-name="P78" svg:width="6.4cm" svg:height="0.6cm" draw:control="control17"><svg:title>Computernaam</svg:title><svg:desc>Unieke naam van de computer</svg:desc></draw:control><text:span text:style-name="T208"><text:s text:c="2"/></text:span><text:span text:style-name="T180">[</text:span><text:span text:style-name="T186">N</text:span><text:span text:style-name="T181">a</text:span><text:span text:style-name="T185">me of the</text:span><text:span text:style-name="T181"> </text:span><text:span text:style-name="T187">server</text:span><text:span text:style-name="T182">, </text:span><text:span text:style-name="T185">e.g.</text:span><text:span text:style-name="T183"> </text:span><text:span text:style-name="T187">sv</text:span><text:span text:style-name="T184">02</text:span><text:span text:style-name="T180">]</text:span></text:p>
      <text:p text:style-name="P6"><text:span text:style-name="Definition"><text:span text:style-name="T189">USER</text:span></text:span><text:span text:style-name="T188"><text:tab/><text:tab/></text:span><text:span text:style-name="T170"> <text:tab/><text:tab/><text:tab/> </text:span><text:span text:style-name="T161"><draw:control text:anchor-type="as-char" svg:y="-0.4cm" draw:z-index="17" draw:name="Gebruiker 2" draw:style-name="gr1" draw:text-style-name="P78" svg:width="6.4cm" svg:height="0.6cm" draw:control="control18"><svg:title>Gebruiker</svg:title><svg:desc>Volledige naam, bijv. Jan Stek</svg:desc></draw:control></text:span><text:span text:style-name="T161"><text:s text:c="2"/></text:span><text:span text:style-name="T162">[</text:span><text:span text:style-name="T168">F</text:span><text:span text:style-name="T164">ull </text:span><text:span text:style-name="T165">na</text:span><text:span text:style-name="T166">me</text:span><text:span text:style-name="T165"> possibly </text:span><text:span text:style-name="T169">2</text:span><text:span text:style-name="T202">nd</text:span><text:span text:style-name="T169"> </text:span><text:span text:style-name="T167">user</text:span><text:span text:style-name="T174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 </text:span></text:span><text:span text:style-name="T175"><draw:control text:anchor-type="as-char" svg:y="-0.4cm" draw:z-index="18" draw:name="Gberuikersnaam 1" draw:style-name="gr1" draw:text-style-name="P78" svg:width="6.4cm" svg:height="0.6cm" draw:control="control19"><svg:title>Gebruikersnaam</svg:title><svg:desc>Korte naam, bijv. jan</svg:desc></draw:control></text:span><text:span text:style-name="T175"><text:s text:c="2"/></text:span><text:span text:style-name="T193">[</text:span><text:span text:style-name="T195">U</text:span><text:span text:style-name="T194">ser</text:span><text:span text:style-name="T192"> </text:span><text:span text:style-name="T198">na</text:span><text:span text:style-name="T199">me</text:span><text:span text:style-name="T198"> possibly </text:span><text:span text:style-name="T201">2</text:span><text:span text:style-name="T203">nd</text:span><text:span text:style-name="T201"> </text:span><text:span text:style-name="T200">user</text:span><text:span text:style-name="T197">]</text:span></text:p>
      <text:p text:style-name="P6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7">.</text:span></text:p>
      <text:p text:style-name="P34"/>
      <text:p text:style-name="P34"/>
      <text:p text:style-name="P5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19"/>
      <text:p text:style-name="P19"/>
      <text:list xml:id="list3301511416" text:style-name="L1">
        <text:list-item>
          <text:p text:style-name="P75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7" draw:name="Vorm3_0" draw:style-name="gr2" draw:text-style-name="P7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12" draw:name="Vorm3_ 1" draw:style-name="gr2" draw:text-style-name="P7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24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49"><text:span text:style-name="User_20_Entry"><text:span text:style-name="T68">Login any additional </text:span></text:span><text:span text:style-name="Definition"><text:span text:style-name="T207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0" draw:name="Vorm4" draw:style-name="gr2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" draw:name="Vorm6" draw:style-name="gr2" draw:text-style-name="P7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3" draw:name="Vorm 3" draw:style-name="gr2" draw:text-style-name="P7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8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11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143739171909523" text:continue-numbering="true" text:style-name="L1">
        <text:list-item>
          <text:p text:style-name="P7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7"><draw:control text:anchor-type="as-char" draw:z-index="2" draw:name="Vorm9" draw:style-name="gr2" draw:text-style-name="P7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18">Boot the computer from</text:span><text:span text:style-name="T122"><text:note text:id="ftn4" text:note-class="footnote"><text:note-citation>1</text:note-citation><text:note-body><text:p text:style-name="P71"><text:span text:style-name="T81">Boot menu/Setup via one of the </text:span><text:span text:style-name="T82">f</text:span><text:span text:style-name="T81">requently used keys:</text:span><text:span text:style-name="T208"> </text:span><text:span text:style-name="T214">Esc</text:span><text:span text:style-name="T208">, </text:span><text:span text:style-name="T214">Delete</text:span><text:span text:style-name="T208">, </text:span><text:span text:style-name="T214">F1</text:span><text:span text:style-name="T208">, </text:span><text:span text:style-name="T214">F2</text:span><text:span text:style-name="T208">, </text:span><text:span text:style-name="T214">F9</text:span><text:span text:style-name="T208">, </text:span><text:span text:style-name="T214">F10</text:span><text:span text:style-name="T208">, </text:span><text:span text:style-name="T214">F11</text:span><text:span text:style-name="T208">, </text:span><text:span text:style-name="T211">or </text:span><text:span text:style-name="T214">F12</text:span><text:span text:style-name="T208">.</text:span>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4"><text:span text:style-name="T17">From a Live USB stick you can boot and work with 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T17">without modifying any files on the hard drive and also allows installation of </text:span><text:span text:style-name="Strong_20_Emphasis"><text:span text:style-name="T128"><text:user-field-get text:name="Distro">Ubuntu</text:user-field-get></text:span></text:span><text:span text:style-name="Strong_20_Emphasis"><text:span text:style-name="T128">.</text:span></text:span></text:p></text:note-body></text:note></text:span><text:span text:style-name="T118"> USB stick</text:span><text:span text:style-name="T61"><text:note text:id="ftn6" text:note-class="footnote"><text:note-citation>3</text:note-citation><text:note-body><text:p text:style-name="P70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4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69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2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27"><draw:control text:anchor-type="as-char" draw:z-index="9" draw:name="Vorm 1" draw:style-name="gr2" draw:text-style-name="P79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0">At</text:span><text:span text:style-name="T139"> </text:span><text:span text:style-name="Strong_20_Emphasis"><text:span text:style-name="T143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7" office:value-type="string">
            <text:p text:style-name="P15"><text:span text:style-name="T148">Enter</text:span><text:span text:style-name="T144"> </text:span><text:span text:style-name="Strong_20_Emphasis"><text:span text:style-name="T143">Your</text:span></text:span><text:span text:style-name="Strong_20_Emphasis"><text:span text:style-name="T145"> n</text:span></text:span><text:span text:style-name="Strong_20_Emphasis"><text:span text:style-name="T146">a</text:span></text:span><text:span text:style-name="Strong_20_Emphasis"><text:span text:style-name="T143">me</text:span></text:span><text:span text:style-name="Strong_20_Emphasis"><text:span text:style-name="T150"> </text:span></text:span><text:span text:style-name="Definition"><text:span text:style-name="T4">user</text:span></text:span><text:span text:style-name="Strong_20_Emphasis"><text:span text:style-name="T151">, <text:line-break/></text:span></text:span><text:span text:style-name="Strong_20_Emphasis"><text:span text:style-name="T143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0">,<text:line-break/></text:span></text:span><text:span text:style-name="Strong_20_Emphasis"><text:span text:style-name="T147">Pick a username</text:span></text:span><text:span text:style-name="Strong_20_Emphasis"><text:span text:style-name="T150"> </text:span></text:span><text:span text:style-name="Definition"><text:span text:style-name="T4">username</text:span></text:span><text:span text:style-name="Strong_20_Emphasis"><text:span text:style-name="T150">, </text:span></text:span><text:span text:style-name="Strong_20_Emphasis"><text:span text:style-name="T152">and</text:span></text:span><text:span text:style-name="Strong_20_Emphasis"><text:span text:style-name="T150"><text:line-break/></text:span></text:span><text:span text:style-name="Strong_20_Emphasis"><text:span text:style-name="T138">enter a </text:span></text:span><text:span text:style-name="Strong_20_Emphasis"><text:span text:style-name="T141">password</text:span></text:span><text:span text:style-name="Strong_20_Emphasis"><text:span text:style-name="T138"> twice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49"/></text:span></text:p>
      <text:list xml:id="list143738530237162" text:continue-numbering="true" text:style-name="L1">
        <text:list-item>
          <text:p text:style-name="P74"><text:span text:style-name="Strong_20_Emphasis"><text:span text:style-name="T59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3" draw:name="Vorm24" draw:style-name="gr2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9"><text:span text:style-name="Strong_20_Emphasis"><text:span text:style-name="T22">Log in as </text:span></text:span><text:span text:style-name="Definition"><text:span text:style-name="T12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39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7"><draw:control text:anchor-type="as-char" draw:z-index="5" draw:name="Vorm4_1" draw:style-name="gr2" draw:text-style-name="P7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51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4" draw:name="Vorm37" draw:style-name="gr2" draw:text-style-name="P79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1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6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36"><text:span text:style-name="Strong_20_Emphasis"><text:span text:style-name="T22"><text:tab/></text:span></text:span></text:p>
      <text:p text:style-name="P37"><text:span text:style-name="Strong_20_Emphasis"><text:span text:style-name="T34"/></text:span></text:p>
      <text:p text:style-name="P38"><text:span text:style-name="Strong_20_Emphasis"><text:span text:style-name="T31"/></text:span></text:p>
      <text:list xml:id="list143739982335089" text:continue-numbering="true" text:style-name="L1">
        <text:list-item>
          <text:p text:style-name="P77"><text:span text:style-name="Strong_20_Emphasis"><text:span text:style-name="T15">P</text:span></text:span><text:span text:style-name="Strong_20_Emphasis"><text:span text:style-name="T142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6" draw:name="Vorm40_0" draw:style-name="gr2" draw:text-style-name="P79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0" draw:name="Vorm40_ 1" draw:style-name="gr2" draw:text-style-name="P79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2">USER</text:span></text:span><text:span text:style-name="Strong_20_Emphasis"><text:span text:style-name="T36"><text:note text:id="ftn8" text:note-class="footnote"><text:note-citation>1</text:note-citation><text:note-body><text:p text:style-name="P50"><text:span text:style-name="User_20_Entry"><text:span text:style-name="T84">Login any additional </text:span></text:span><text:span text:style-name="Definition"><text:span text:style-name="T206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8" draw:name="Vorm40_2" draw:style-name="gr2" draw:text-style-name="P79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1" draw:name="Vorm40_ 2" draw:style-name="gr2" draw:text-style-name="P79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5">End of checklist,</text:span><text:span text:style-name="T136"> </text:span><text:span text:style-name="Strong_20_Emphasis"><text:span text:style-name="T100"><text:user-field-get text:name="Distro">Ubuntu</text:user-field-get></text:span></text:span><text:span text:style-name="T134"><text:s/></text:span><text:span text:style-name="T132"><text:user-field-get text:name="Version">22.04</text:user-field-get></text:span><text:span text:style-name="T132"><text:s/></text:span><text:span text:style-name="T133">LTS</text:span><text:span text:style-name="Strong_20_Emphasis"><text:span text:style-name="T101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5">installation is complete.</text:span></text:p>
      <text:p text:style-name="P12"/>
      <text:p text:style-name="P7"><text:span text:style-name="Emphasis"><text:span text:style-name="T157">Written</text:span></text:span><text:span text:style-name="Emphasis"><text:span text:style-name="T155"> </text:span></text:span><text:span text:style-name="Emphasis"><text:span text:style-name="T157">by</text:span></text:span><text:span text:style-name="Emphasis"><text:span text:style-name="T1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6">Karel Zimmer</text:span></text:span></text:a><text:span text:style-name="Emphasis"><text:span text:style-name="T155">, </text:span></text:span><text:a xlink:type="simple" xlink:href="https://creativecommons.org/publicdomain/zero/1.0" text:style-name="Internet_20_link" text:visited-style-name="Visited_20_Internet_20_Link"><text:span text:style-name="Emphasis"><text:span text:style-name="T158">CC0 1.0 Universal</text:span></text:span></text:a><text:span text:style-name="Emphasis"><text:span text:style-name="T155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1-26T14:37:38.021404640">26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6T14:37:37.893743818</dc:date>
    <meta:keyword>Installatie</meta:keyword>
    <meta:keyword>Checklist</meta:keyword>
    <meta:keyword>Linux</meta:keyword>
    <meta:editing-cycles>6835</meta:editing-cycles>
    <meta:editing-duration>P11DT23H17M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1" meta:character-count="2551" meta:non-whitespace-character-count="2166"/>
    <meta:user-defined meta:name="Info 1"/>
    <meta:user-defined meta:name="Info 2"/>
    <meta:user-defined meta:name="Info 3"/>
    <meta:user-defined meta:name="Info 4"/>
  </office:meta>
</office:document-meta>
</file>